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831" officeooo:paragraph-rsid="001da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34:12.143798037</meta:creation-date>
    <dc:date>2018-10-29T15:34:28.707422752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